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7d1e9b202-style_2" style:family="paragraph" style:master-page-name="master_01">
      <style:paragraph-properties fo:padding-bottom="0pt" fo:padding-left="0pt" fo:padding-right="0pt" fo:padding-top="0pt"/>
    </style:style>
    <style:style style:name="s7d1e9b202-style_3" style:family="text">
      <style:text-properties fo:font-family="'Arial'" fo:font-size="13.5pt" style:text-underline-type="single"/>
    </style:style>
    <style:style style:name="s7d1e9b202-style_4" style:family="table">
      <style:table-properties table:border-model="collapsing" table:align="left"/>
    </style:style>
    <style:style style:name="s7d1e9b202-style_6" style:family="table-row"/>
    <style:style style:name="s7d1e9b202-style_7" style:family="table-cell"/>
    <style:style style:name="s7d1e9b202-style_8" style:family="paragraph">
      <style:paragraph-properties fo:padding-bottom="0pt" fo:padding-left="0pt" fo:padding-right="0pt" fo:padding-top="0pt"/>
    </style:style>
    <style:style style:name="s7d1e9b202-style_9" style:family="text"/>
    <style:style style:name="s7d1e9b202-style_1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1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12" style:family="text"/>
    <style:style style:name="s7d1e9b202-style_1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1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15" style:family="text"/>
    <style:style style:name="s7d1e9b202-style_1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1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18" style:family="text"/>
    <style:style style:name="s7d1e9b202-style_19" style:family="table-row"/>
    <style:style style:name="s7d1e9b202-style_2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22" style:family="text"/>
    <style:style style:name="s7d1e9b202-style_23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2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7d1e9b202-style_25" style:family="text"/>
    <style:style style:name="s7d1e9b202-style_26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2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7d1e9b202-style_28" style:family="text"/>
    <style:style style:name="s7d1e9b202-style_29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3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7d1e9b202-style_31" style:family="text"/>
    <style:style style:name="s7d1e9b202-style_32" style:family="table-row"/>
    <style:style style:name="s7d1e9b202-style_3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3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35" style:family="text"/>
    <style:style style:name="s7d1e9b202-style_36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3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7d1e9b202-style_38" style:family="text"/>
    <style:style style:name="s7d1e9b202-style_39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4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7d1e9b202-style_41" style:family="text"/>
    <style:style style:name="s7d1e9b202-style_42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4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7d1e9b202-style_44" style:family="text"/>
    <style:style style:name="s7d1e9b202-style_45" style:family="table-row"/>
    <style:style style:name="s7d1e9b202-style_4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4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48" style:family="text"/>
    <style:style style:name="s7d1e9b202-style_49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7d1e9b202-style_51" style:family="text"/>
    <style:style style:name="s7d1e9b202-style_52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5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7d1e9b202-style_54" style:family="text"/>
    <style:style style:name="s7d1e9b202-style_55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5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7d1e9b202-style_57" style:family="text"/>
    <style:style style:name="s7d1e9b202-style_58" style:family="table-row"/>
    <style:style style:name="s7d1e9b202-style_5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6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61" style:family="text"/>
    <style:style style:name="s7d1e9b202-style_62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63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64" style:family="table-cell">
      <style:table-cell-properties fo:border-top="0.75pt solid #000000" fo:border-right="0.75pt solid #000000" fo:border-bottom="0.75pt solid #000000" fo:border-left="0.75pt solid #000000"/>
    </style:style>
    <style:style style:name="s7d1e9b202-style_65" style:family="table">
      <style:table-properties table:border-model="collapsing" table:align="left"/>
    </style:style>
    <style:style style:name="s7d1e9b202-style_67" style:family="table-row"/>
    <style:style style:name="s7d1e9b202-style_6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69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7d1e9b202-style_70" style:family="text"/>
    <style:style style:name="s7d1e9b202-style_71" style:family="table-row"/>
    <style:style style:name="s7d1e9b202-style_7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74" style:family="text"/>
    <style:style style:name="s7d1e9b202-style_7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7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77" style:family="text"/>
    <style:style style:name="s7d1e9b202-style_7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7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80" style:family="text"/>
    <style:style style:name="s7d1e9b202-style_8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d1e9b202-style_8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d1e9b202-style_83" style:family="text"/>
  </office:automatic-styles>
  <office:body>
    <office:text text:use-soft-page-breaks="true">
      <text:p text:style-name="s7d1e9b202-style_2"><text:span text:style-name="s7d1e9b202-style_3">1. GESTIÓ DE LA PROGRAMACIÓ</text:span></text:p>
      <table:table table:style-name="s7d1e9b202-style_4" xml:id="s7d1e9b202-table_5">
        <table:table-column table:number-columns-repeated="4"/>
        <table:table-row table:style-name="s7d1e9b202-style_6" xml:id="s7d1e9b202-table_5_0">
          <table:table-cell table:style-name="s7d1e9b202-style_7">
            <text:p text:style-name="s7d1e9b202-style_8"><text:span text:style-name="s7d1e9b202-style_9"/></text:p>
          </table:table-cell>
          <table:table-cell table:style-name="s7d1e9b202-style_10">
            <text:p text:style-name="s7d1e9b202-style_11"><text:span text:style-name="s7d1e9b202-style_12">Realitzat per: </text:span></text:p>
          </table:table-cell>
          <table:table-cell table:style-name="s7d1e9b202-style_13">
            <text:p text:style-name="s7d1e9b202-style_14"><text:span text:style-name="s7d1e9b202-style_15">Revisat per: </text:span></text:p>
          </table:table-cell>
          <table:table-cell table:style-name="s7d1e9b202-style_16">
            <text:p text:style-name="s7d1e9b202-style_17"><text:span text:style-name="s7d1e9b202-style_18">Aprovat per: </text:span></text:p>
          </table:table-cell>
        </table:table-row>
        <table:table-row table:style-name="s7d1e9b202-style_19" xml:id="s7d1e9b202-table_5_1">
          <table:table-cell table:style-name="s7d1e9b202-style_20">
            <text:p text:style-name="s7d1e9b202-style_21"><text:span text:style-name="s7d1e9b202-style_22">Nom i cognoms</text:span></text:p>
          </table:table-cell>
          <table:table-cell table:style-name="s7d1e9b202-style_23">
            <text:p text:style-name="s7d1e9b202-style_24"><text:span text:style-name="s7d1e9b202-style_25">Steve Stifler</text:span></text:p>
          </table:table-cell>
          <table:table-cell table:style-name="s7d1e9b202-style_26">
            <text:p text:style-name="s7d1e9b202-style_27"><text:span text:style-name="s7d1e9b202-style_28"/></text:p>
          </table:table-cell>
          <table:table-cell table:style-name="s7d1e9b202-style_29">
            <text:p text:style-name="s7d1e9b202-style_30"><text:span text:style-name="s7d1e9b202-style_31"/></text:p>
          </table:table-cell>
        </table:table-row>
        <table:table-row table:style-name="s7d1e9b202-style_32" xml:id="s7d1e9b202-table_5_2">
          <table:table-cell table:style-name="s7d1e9b202-style_33">
            <text:p text:style-name="s7d1e9b202-style_34"><text:span text:style-name="s7d1e9b202-style_35">Càrrec</text:span></text:p>
          </table:table-cell>
          <table:table-cell table:style-name="s7d1e9b202-style_36">
            <text:p text:style-name="s7d1e9b202-style_37"><text:span text:style-name="s7d1e9b202-style_38"/></text:p>
          </table:table-cell>
          <table:table-cell table:style-name="s7d1e9b202-style_39">
            <text:p text:style-name="s7d1e9b202-style_40"><text:span text:style-name="s7d1e9b202-style_41"/></text:p>
          </table:table-cell>
          <table:table-cell table:style-name="s7d1e9b202-style_42">
            <text:p text:style-name="s7d1e9b202-style_43"><text:span text:style-name="s7d1e9b202-style_44"/></text:p>
          </table:table-cell>
        </table:table-row>
        <table:table-row table:style-name="s7d1e9b202-style_45" xml:id="s7d1e9b202-table_5_3">
          <table:table-cell table:style-name="s7d1e9b202-style_46">
            <text:p text:style-name="s7d1e9b202-style_47"><text:span text:style-name="s7d1e9b202-style_48">Data</text:span></text:p>
          </table:table-cell>
          <table:table-cell table:style-name="s7d1e9b202-style_49">
            <text:p text:style-name="s7d1e9b202-style_50"><text:span text:style-name="s7d1e9b202-style_51">2016-05-18</text:span></text:p>
          </table:table-cell>
          <table:table-cell table:style-name="s7d1e9b202-style_52">
            <text:p text:style-name="s7d1e9b202-style_53"><text:span text:style-name="s7d1e9b202-style_54"/></text:p>
          </table:table-cell>
          <table:table-cell table:style-name="s7d1e9b202-style_55">
            <text:p text:style-name="s7d1e9b202-style_56"><text:span text:style-name="s7d1e9b202-style_57"/></text:p>
          </table:table-cell>
        </table:table-row>
        <table:table-row table:style-name="s7d1e9b202-style_58" xml:id="s7d1e9b202-table_5_4">
          <table:table-cell table:style-name="s7d1e9b202-style_59">
            <text:p text:style-name="s7d1e9b202-style_60"><text:span text:style-name="s7d1e9b202-style_61">Signatura</text:span></text:p>
          </table:table-cell>
          <table:table-cell table:style-name="s7d1e9b202-style_62" table:number-rows-spanned="3"/>
          <table:table-cell table:style-name="s7d1e9b202-style_63" table:number-rows-spanned="3"/>
          <table:table-cell table:style-name="s7d1e9b202-style_64" table:number-rows-spanned="3"/>
        </table:table-row>
      </table:table>
      <table:table table:style-name="s7d1e9b202-style_65" xml:id="s7d1e9b202-table_66">
        <table:table-column table:number-columns-repeated="4"/>
        <table:table-row table:style-name="s7d1e9b202-style_67" xml:id="s7d1e9b202-table_66_0">
          <table:table-cell table:style-name="s7d1e9b202-style_68" table:number-columns-spanned="4">
            <text:p text:style-name="s7d1e9b202-style_69"><text:span text:style-name="s7d1e9b202-style_70">Llistat de les modificacions</text:span></text:p>
          </table:table-cell>
          <table:covered-table-cell/>
          <table:covered-table-cell/>
          <table:covered-table-cell/>
        </table:table-row>
        <table:table-row table:style-name="s7d1e9b202-style_71" xml:id="s7d1e9b202-table_66_1">
          <table:table-cell table:style-name="s7d1e9b202-style_72">
            <text:p text:style-name="s7d1e9b202-style_73"><text:span text:style-name="s7d1e9b202-style_74">Versió</text:span></text:p>
          </table:table-cell>
          <table:table-cell table:style-name="s7d1e9b202-style_75">
            <text:p text:style-name="s7d1e9b202-style_76"><text:span text:style-name="s7d1e9b202-style_77">Revisió</text:span></text:p>
          </table:table-cell>
          <table:table-cell table:style-name="s7d1e9b202-style_78">
            <text:p text:style-name="s7d1e9b202-style_79"><text:span text:style-name="s7d1e9b202-style_80">Descripció de la modificació</text:span></text:p>
          </table:table-cell>
          <table:table-cell table:style-name="s7d1e9b202-style_81">
            <text:p text:style-name="s7d1e9b202-style_82"><text:span text:style-name="s7d1e9b202-style_83">Aprovació</text:span></text:p>
          </table:table-cell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